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EB00000D0DB7A42A2957C22E61.jpg" manifest:media-type="image/jpeg"/>
  <manifest:file-entry manifest:full-path="Pictures/10000000000009E800000B1FDA586D91710E7DAC.jpg" manifest:media-type="image/jpeg"/>
  <manifest:file-entry manifest:full-path="Pictures/10000000000009EB00000D0DD5E884D3422C8C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496cm" svg:height="28.286cm" svg:x="0cm" svg:y="0cm">
          <draw:image xlink:href="Pictures/10000000000009EB00000D0DD5E884D3422C8CF8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1.496cm" svg:height="28.286cm" svg:x="0cm" svg:y="0cm">
          <draw:image xlink:href="Pictures/10000000000009EB00000D0DB7A42A2957C22E61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2" draw:text-style-name="P2" draw:layer="layout" svg:width="21.496cm" svg:height="23.742cm" svg:x="0cm" svg:y="0.047cm">
          <draw:image xlink:href="Pictures/10000000000009E800000B1FDA586D91710E7DA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1.496cm" fo:page-height="28.28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1-31T15:44:58.658315409</dc:date>
    <meta:editing-duration>PT4M21S</meta:editing-duration>
    <meta:editing-cycles>2</meta:editing-cycles>
    <meta:generator>LibreOffice/7.3.7.2$Linux_X86_64 LibreOffice_project/30$Build-2</meta:generator>
    <meta:document-statistic meta:object-count="3"/>
  </office:meta>
</office:document-meta>
</file>